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edEvent.OrderedEvent( String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AndroidOrder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AndroidOrderTest.backgroundAndMainUn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AndroidOrd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AndroidOrderTest.backgroundAndMain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Android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AndroidOrderTest.onEvent( Order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AndroidOrder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